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F6762B86EAE039C0.png" manifest:media-type="image/png"/>
  <manifest:file-entry manifest:full-path="Pictures/1000000100000780000004386483DC12FE205A8A.png" manifest:media-type="image/png"/>
  <manifest:file-entry manifest:full-path="Pictures/100000010000078000000438AE227FA17DEE862B.png" manifest:media-type="image/png"/>
  <manifest:file-entry manifest:full-path="Pictures/10000001000007800000043897000D795C85F7FB.png" manifest:media-type="image/png"/>
  <manifest:file-entry manifest:full-path="Pictures/100000010000078000000438265E2FE31AC69B3C.png" manifest:media-type="image/png"/>
  <manifest:file-entry manifest:full-path="Pictures/10000001000007800000043820E8F2F9EE67B81B.png" manifest:media-type="image/png"/>
  <manifest:file-entry manifest:full-path="Pictures/1000000100000780000004385AB2A44D074A15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451cm" svg:height="16.002cm" svg:x="0.01cm" svg:y="-0.002cm">
          <draw:image xlink:href="Pictures/1000000100000780000004385AB2A44D074A15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447cm" svg:height="16cm" svg:x="0cm" svg:y="0cm">
          <draw:image xlink:href="Pictures/100000010000078000000438265E2FE31AC69B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447cm" svg:height="16cm" svg:x="0cm" svg:y="0cm">
          <draw:image xlink:href="Pictures/10000001000007800000043897000D795C85F7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447cm" svg:height="16cm" svg:x="0.001cm" svg:y="0cm">
          <draw:image xlink:href="Pictures/100000010000078000000438AE227FA17DEE86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443cm" svg:height="15.998cm" svg:x="0cm" svg:y="0.002cm">
          <draw:image xlink:href="Pictures/100000010000078000000438F6762B86EAE039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499cm" svg:height="16.029cm" svg:x="0.001cm" svg:y="0cm">
          <draw:image xlink:href="Pictures/1000000100000780000004386483DC12FE205A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443cm" svg:height="15.998cm" svg:x="0.001cm" svg:y="0.002cm">
          <draw:image xlink:href="Pictures/10000001000007800000043820E8F2F9EE67B8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8T11:33:57.201474627</meta:creation-date>
    <dc:date>2022-05-08T11:36:56.619327197</dc:date>
    <meta:editing-duration>PT3M</meta:editing-duration>
    <meta:editing-cycles>1</meta:editing-cycles>
    <meta:document-statistic meta:object-count="42"/>
    <meta:generator>LibreOffice/7.3.2.2$Linux_X86_64 LibreOffice_project/30$Build-2</meta:generator>
  </office:meta>
</office:document-meta>
</file>